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Text_20_body" style:list-style-name="L4">
      <style:paragraph-properties fo:margin-top="0in" fo:margin-bottom="0in"/>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Text_20_body" style:list-style-name="L6">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7">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8">
      <style:paragraph-properties fo:margin-top="0in" fo:margin-bottom="0in"/>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Text_20_body" style:list-style-name="L9">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10">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1">
      <style:paragraph-properties fo:margin-top="0in" fo:margin-bottom="0in"/>
    </style:style>
  </office:automatic-styles>
  <office:body>
    <office:text>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1">
        <text:list-item>
          <text:p text:style-name="P1">Usually all the elements of an array have the same type.</text:p>
        </text:list-item>
        <text:list-item>
          <text:p text:style-name="P1">You limit the type of array elements when you declare the array.</text:p>
        </text:list-item>
        <text:list-item>
          <text:p text:style-name="P1">If you want the array to store elements of any type, you can specify object as its type.</text:p>
        </text:list-item>
      </text:list>
      <text:p text:style-name="First_20_paragraph">An array can be:</text:p>
      <text:list text:style-name="L2">
        <text:list-item>
          <text:p text:style-name="P2">Single-Dimensional,</text:p>
        </text:list-item>
        <text:list-item>
          <text:p text:style-name="P2">Multidimensional,</text:p>
        </text:list-item>
        <text:list-item>
          <text:p text:style-name="P2">Jagged.</text:p>
        </text:list-item>
      </text:list>
      <text:p text:style-name="First_20_paragraph">Arrays are useful, for instance,</text:p>
      <text:list text:style-name="L3">
        <text:list-item>
          <text:p text:style-name="P3">When you want to store a collection of related values,</text:p>
        </text:list-item>
        <text:list-item>
          <text:p text:style-name="P3">When you do not know in advance how many variables will be needed,</text:p>
        </text:list-item>
        <text:list-item>
          <text:p text:style-name="P3">When you need a large number of variables (say, 10)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4">&lt;type&gt;[] arrayName;</text:p>
      <text:p text:style-name="First_20_paragraph">where</text:p>
      <text:list text:style-name="L4">
        <text:list-item>
          <text:p text:style-name="P5"><text:span text:style-name="Source_Text">&lt;type&gt;</text:span> can be any data-type and specifies the data-type of the array elements.</text:p>
        </text:list-item>
        <text:list-item>
          <text:p text:style-name="P5"><text:span text:style-name="Source_Text">arrayName</text:span> is an identifier that you will use to access and modify the array elements.</text:p>
        </text:list-item>
      </text:list>
      <text:p text:style-name="First_20_paragraph">Before using an array, you must specify the number of elements in the array as follows:</text:p>
      <text:p text:style-name="P6">arrayName = new &lt;type&gt;[&lt;number of elements&gt;];</text:p>
      <text:p text:style-name="First_20_paragraph">where <text:span text:style-name="Source_Text">&lt;type&gt;</text:span> is a type as before, and <text:span text:style-name="Source_Text">&lt;number of elements&gt;</text:span>, called the <text:span text:style-name="T1">size declarator</text:span>, is a strictly positive integer which will correspond to the size of the array.</text:p>
      <text:list text:style-name="L5">
        <text:list-item>
          <text:p text:style-name="P7">An element of a single-dimensional array can be accessed and modified by using the name of the array and the index of the element as follows:</text:p>
          <text:p text:style-name="P8">arrayName[&lt;index&gt;] = &lt;value&gt;; <text:s text:c="1"/>// Assigns &lt;value&gt; to the &lt;index&gt; element of the array arrayName.</text:p>
          <text:p text:style-name="P9"/>
          <text:p text:style-name="P10">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1">int[] myArray;</text:p>
      <text:p text:style-name="P12">myArray = new int[3]; // 3 is the size declarator</text:p>
      <text:p text:style-name="P13">// We can now store 3 ints in this array,</text:p>
      <text:p text:style-name="P14">// at index 0, 1 and 2</text:p>
      <text:p text:style-name="P15"/>
      <text:p text:style-name="P16">myArray[0] = 10; // 0 is the subscript, or index</text:p>
      <text:p text:style-name="P17">myArray[1] = 20;</text:p>
      <text:p text:style-name="P18">myArray[2] = 30;</text:p>
      <text:p text:style-name="First_20_paragraph">If we were to try to store a fourth value in our array, at index 3, using e.g.</text:p>
      <text:p text:style-name="P19">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0">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1">&lt;type&gt;[] arrayName = new &lt;type&gt;[&lt;number of elements&gt;];</text:p>
      <text:p text:style-name="First_20_paragraph">So, we can combine the first two lines of the previous example and write:</text:p>
      <text:p text:style-name="P22">int[] myArray = new int[3];</text:p>
      <text:p text:style-name="First_20_paragraph">We can even initialize <text:span text:style-name="T1">and</text:span> give values on one line:</text:p>
      <text:p text:style-name="P23">int[] myArray = new int[3] { 10, 20, 30 };</text:p>
      <text:p text:style-name="First_20_paragraph">And that statement can be rewritten as any of the following:</text:p>
      <text:p text:style-name="P24">int[] myArray = new int[] { 10, 20, 30 };</text:p>
      <text:p text:style-name="P25">int[] myArray = new[] { 10, 20, 30 };</text:p>
      <text:p text:style-name="P26">int[] myArray = { 10, 20, 30 };</text:p>
      <text:p text:style-name="First_20_paragraph">But, we should be careful, the following would cause an error:</text:p>
      <text:p text:style-name="P27">int[] myArray = new int[5];</text:p>
      <text:p text:style-name="P28">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9">string[] myArray = { "Bob", "Mom", "Train", "Console" };</text:p>
      <text:p text:style-name="P30">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Source_Text">myArray</text:span> gets initialized to 0, the default value for <text:span text:style-name="Source_Text">int</text:span>:</text:p>
      <text:p text:style-name="P31">int[] myArray = new int[5];</text:p>
      <text:p text:style-name="P32">Console.WriteLine(myArray[2]); // Displays "0"</text:p>
      <text:p text:style-name="P33">myArray[1]++;</text:p>
      <text:p text:style-name="P34">Console.WriteLine(myArray[1]); // Displays "1"</text:p>
      <text:p text:style-name="First_20_paragraph">However, remember that the default value for any <text:span text:style-name="T1">object</text:span> data type is <text:span text:style-name="Source_Text">null</text:span>, which is an object that does not exist. Attempting to call a method on a <text:span text:style-name="Source_Text">null</text:span> object will cause a run-time error of the type <text:span text:style-name="Source_Text">System.NullReferenceException</text:span>;</text:p>
      <text:p text:style-name="P35">Rectangle[] shapes = new Rectangle[3];</text:p>
      <text:p text:style-name="P36">shapes[0].SetLength(5); <text:s text:c="1"/>// ERROR</text:p>
      <text:p text:style-name="First_20_paragraph">Before we can use an array element that should contain an object, we must instantiate an object and assign it to the array element. For our array of <text:span text:style-name="Source_Text">Rectangle</text:span> objects, we could either write code like this:</text:p>
      <text:p text:style-name="P37">Rectangle[] shapes = new Rectangle[3];</text:p>
      <text:p text:style-name="P38">shapes[0] = new Rectangle();</text:p>
      <text:p text:style-name="P39">shapes[1] = new Rectangle();</text:p>
      <text:p text:style-name="P40">shapes[2] = new Rectangle();</text:p>
      <text:p text:style-name="First_20_paragraph">or use the abridged initialization syntax as follows:</text:p>
      <text:p text:style-name="P41">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Source_Text">myArray</text:span> comes from user input, it wouldn’t be safe to try to access a specific element like <text:span text:style-name="Source_Text">myArray[5]</text:span>, because we canno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42">Console.WriteLine("What is the size of the array that you want?");</text:p>
      <text:p text:style-name="P43">int size = int.Parse(Console.ReadLine());</text:p>
      <text:p text:style-name="P44">int[] customArray = new int[size];</text:p>
      <text:p text:style-name="P45"/>
      <text:p text:style-name="P46">int counter = 0;</text:p>
      <text:p text:style-name="P47">while (counter &lt; size)</text:p>
      <text:p text:style-name="P48">{</text:p>
      <text:p text:style-name="P49"><text:s text:c="4"/>Console.WriteLine($"Enter the {counter + 1}th value");</text:p>
      <text:p text:style-name="P50"><text:s text:c="4"/>customArray[counter] = int.Parse(Console.ReadLine());</text:p>
      <text:p text:style-name="P51"><text:s text:c="4"/>counter++;</text:p>
      <text:p text:style-name="P52">}</text:p>
      <text:p text:style-name="First_20_paragraph">Observe that:</text:p>
      <text:list text:style-name="L6">
        <text:list-item>
          <text:p text:style-name="P53">If the user enters a negative value or a string that does not correspond to an integer for the <text:span text:style-name="Source_Text">size</text:span> value, our program will crash: we are not performing any user-input validation here, to keep our example compact.</text:p>
        </text:list-item>
        <text:list-item>
          <text:p text:style-name="P53">The loop condition is <text:span text:style-name="Source_Text">counter &lt; size</text:span> because we do <text:span text:style-name="T1">not</text:span> want the loop to execute when <text:span text:style-name="Source_Text">counter</text:span> is equal to <text:span text:style-name="Source_Text">size</text:span>. The last valid index in <text:span text:style-name="Source_Text">customArray</text:span> is <text:span text:style-name="Source_Text">size - 1</text:span>.</text:p>
        </text:list-item>
        <text:list-item>
          <text:p text:style-name="P53">We are asking for the <text:span text:style-name="Source_Text">{counter +1}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Source_Text">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54">int counter2 = 0;</text:p>
      <text:p text:style-name="P55">while (counter2 &lt; customArray.Length)</text:p>
      <text:p text:style-name="P56">{</text:p>
      <text:p text:style-name="P57"><text:s text:c="4"/>Console.WriteLine($"{counter2}: {customArray[counter2]}.");</text:p>
      <text:p text:style-name="P58"><text:s text:c="4"/>counter2++;</text:p>
      <text:p text:style-name="P59">}</text:p>
      <text:p text:style-name="First_20_paragraph">Observe that this code does not need the variable <text:span text:style-name="Source_Text">size</text:span>.</text:p>
      <text:p text:style-name="Text_20_body">Note: You <text:span text:style-name="T1">cannot</text:span> use the length property to change the size of the array, that is, entering</text:p>
      <text:p text:style-name="P60">int[] test = new int[10];</text:p>
      <text:p text:style-name="P61">test.Length = 9;</text:p>
      <text:p text:style-name="First_20_paragraph">would return, at compile time,</text:p>
      <text:p text:style-name="P62">Compilation error (line 8, col 3): Property or indexer 'System.Array.Length' cannot be assigned to --it is read only.</text:p>
      <text:p text:style-name="First_20_paragraph">When a field is marked as ‘read only,’ it means the attribute can only be initialized during the declaration or in the constructor of a class. We receive this error because the array attribute, ‘Length,’ can not be changed once the array is already declared. Resizing arrays will be discussed in the section: <text:a xlink:type="simple" xlink:href="#changing-the-size" office:name=""><text:span text:style-name="Definition">Changing the Size</text:span></text:a>.</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Source_Text">Item</text:span> objects they want to create, then fill an array with <text:span text:style-name="Source_Text">Item</text:span> objects initialized from user input:</text:p>
      <text:p text:style-name="P63">Console.WriteLine("How many items would you like to stock?");</text:p>
      <text:p text:style-name="P64">Item[] items = new Item[int.Parse(Console.ReadLine())];</text:p>
      <text:p text:style-name="P65">int i = 0;</text:p>
      <text:p text:style-name="P66">while(i &lt; items.Length)</text:p>
      <text:p text:style-name="P67">{</text:p>
      <text:p text:style-name="P68"><text:s text:c="4"/>Console.WriteLine($"Enter description of item {i+1}:");</text:p>
      <text:p text:style-name="P69"><text:s text:c="4"/>string description = Console.ReadLine();</text:p>
      <text:p text:style-name="P70"><text:s text:c="4"/>Console.WriteLine($"Enter price of item {i+1}:");</text:p>
      <text:p text:style-name="P71"><text:s text:c="4"/>decimal price = decimal.Parse(Console.ReadLine());</text:p>
      <text:p text:style-name="P72"><text:s text:c="4"/>items[i] = new Item(description, price);</text:p>
      <text:p text:style-name="P73"><text:s text:c="4"/>i++;</text:p>
      <text:p text:style-name="P74">}</text:p>
      <text:p text:style-name="First_20_paragraph">Observe that, since we do not perform any user-input validation, we can simply use the result of <text:span text:style-name="Source_Text">int.Parse()</text:span> as the size declarator for the <text:span text:style-name="Source_Text">items</text:span> array - no <text:span text:style-name="Source_Text">size</text:span> variable is needed at all.</text:p>
      <text:p text:style-name="Text_20_body">We can also use <text:span text:style-name="Source_Text">while</text:span> loops to search through arrays for a particular value. For example, this code will find and display the lowest-priced item in the array <text:span text:style-name="Source_Text">items</text:span>, which was initialized by user input:</text:p>
      <text:p text:style-name="P75">Item lowestItem = items[0];</text:p>
      <text:p text:style-name="P76">int i = 1;</text:p>
      <text:p text:style-name="P77">while(i &lt; items.Length)</text:p>
      <text:p text:style-name="P78">{</text:p>
      <text:p text:style-name="P79"><text:s text:c="4"/>if(items[i].GetPrice() &lt; lowestItem.GetPrice())</text:p>
      <text:p text:style-name="P80"><text:s text:c="4"/>{</text:p>
      <text:p text:style-name="P81"><text:s text:c="8"/>lowestItem = items[i];</text:p>
      <text:p text:style-name="P82"><text:s text:c="4"/>}</text:p>
      <text:p text:style-name="P83"><text:s text:c="4"/>i++;</text:p>
      <text:p text:style-name="P84">}</text:p>
      <text:p text:style-name="P85">Console.WriteLine($"The lowest-priced item is {lowestItem}");</text:p>
      <text:p text:style-name="First_20_paragraph">Note that the <text:span text:style-name="Source_Text">lowestItem</text:span> variable needs to be initialized to refer to an <text:span text:style-name="Source_Text">Item</text:span> object before we can call the <text:span text:style-name="Source_Text">GetPrice()</text:span> method on it; we cannot call <text:span text:style-name="Source_Text">GetPrice()</text:span> if <text:span text:style-name="Source_Text">lowestItem</text:span> is <text:span text:style-name="Source_Text">null</text:span>. We could try to create an <text:span text:style-name="Source_Text">Item</text:span> object with the “highest possible” price, but a simpler approach is to initialize <text:span text:style-name="Source_Text">lowestItem</text:span> with <text:span text:style-name="Source_Text">items[0]</text:span>. As long as the array has at least one element, <text:span text:style-name="Source_Text">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Source_Text">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86">Array.Resize(ref myArray, 4); //myArray[3] now contains 0</text:p>
      <text:p text:style-name="P87">myArray[3] = 40;</text:p>
      <text:p text:style-name="P88">Array.Resize(ref myArray, 2);</text:p>
      <text:p text:style-name="First_20_paragraph">In the above example, all data starting at index 2 is lost.</text:p>
      <text:h text:style-name="Heading_20_2" text:outline-level="2"><text:bookmark-start text:name="for-loops-with-arrays"/>For Loops With Arrays<text:bookmark-end text:name="for-loops-with-arrays"/></text:h>
      <text:list text:style-name="L7">
        <text:list-item>
          <text:p text:style-name="P89">Previously, we learned that you can iterate over the elements of an array using a <text:span text:style-name="Source_Text">while</text:span> loop. We can also process arrays using <text:span text:style-name="Source_Text">for</text:span> loops, and in many cases they are more concise than the equivalent <text:span text:style-name="Source_Text">while</text:span> loop.</text:p>
        </text:list-item>
        <text:list-item>
          <text:p text:style-name="P89">For example, consider this code that finds the average of all the elements in an array:</text:p>
        </text:list-item>
      </text:list>
      <text:p text:style-name="P90">int[] homeworkGrades = {89, 72, 88, 80, 91};</text:p>
      <text:p text:style-name="P91">int counter = 0;</text:p>
      <text:p text:style-name="P92">int sum = 0;</text:p>
      <text:p text:style-name="P93">while(counter &lt; 5)</text:p>
      <text:p text:style-name="P94">{</text:p>
      <text:p text:style-name="P95"><text:s text:c="4"/>sum += homeworkGrades[counter];</text:p>
      <text:p text:style-name="P96"><text:s text:c="4"/>counter++</text:p>
      <text:p text:style-name="P97">}</text:p>
      <text:p text:style-name="P98">double average = sum / 5.0;</text:p>
      <text:list text:style-name="L8">
        <text:list-item>
          <text:p text:style-name="P99">This can also be written with a <text:span text:style-name="Source_Text">for</text:span> loop:</text:p>
        </text:list-item>
      </text:list>
      <text:p text:style-name="P100">int sum = 0;</text:p>
      <text:p text:style-name="P101">for(int i = 0; i &lt; 5; i++)</text:p>
      <text:p text:style-name="P102">{</text:p>
      <text:p text:style-name="P103"><text:s text:c="4"/>sum += homeworkGrades[i];</text:p>
      <text:p text:style-name="P104">}</text:p>
      <text:p text:style-name="P105">double average = sum / 5.0;</text:p>
      <text:list text:style-name="L9">
        <text:list-item>
          <text:p text:style-name="P106">In a <text:span text:style-name="Source_Text">for</text:span> loop that iterates over an array, the counter variable is also used as the array index</text:p>
        </text:list-item>
        <text:list-item>
          <text:p text:style-name="P106">Since we did not need to use the counter variable outside the body of the loop, we can declare it in the loop header and limit its scope to the loop’s body</text:p>
        </text:list-item>
        <text:list-item>
          <text:p text:style-name="P106">Using a <text:span text:style-name="Source_Text">for</text:span> loop to access array elements makes it easy to process “the whole array” when the size of the array is user-provided:</text:p>
        </text:list-item>
      </text:list>
      <text:p text:style-name="P107">Console.WriteLine("How many grades are there?");</text:p>
      <text:p text:style-name="P108">int numGrades = int.Parse(Console.ReadLine());</text:p>
      <text:p text:style-name="P109">int[] homeworkGrades = new int[numGrades];</text:p>
      <text:p text:style-name="P110">for(int i = 0; i &lt; numGrades; i++)</text:p>
      <text:p text:style-name="P111">{</text:p>
      <text:p text:style-name="P112"><text:s text:c="4"/>Console.WriteLine($"Enter grade for homework {i+1}");</text:p>
      <text:p text:style-name="P113"><text:s text:c="4"/>homeworkGrades[i] = int.Parse(Console.ReadLine());</text:p>
      <text:p text:style-name="P114">}</text:p>
      <text:list text:style-name="L10">
        <text:list-item>
          <text:p text:style-name="P115">You can use the <text:span text:style-name="Source_Text">Length</text:span> property of an array to write a loop condition, even if you did not store the size of the array in a variable. For example, this code does not need the variable <text:span text:style-name="Source_Text">numGrades</text:span>:</text:p>
        </text:list-item>
      </text:list>
      <text:p text:style-name="P116">int sum = 0;</text:p>
      <text:p text:style-name="P117">for(int i = 0; i &lt; homeworkGrades.Length; i++)</text:p>
      <text:p text:style-name="P118">{</text:p>
      <text:p text:style-name="P119"><text:s text:c="4"/>sum += homeworkGrades[i];</text:p>
      <text:p text:style-name="P120">}</text:p>
      <text:p text:style-name="P121">double average = (double) sum / homeworkGrades.Length;</text:p>
      <text:list text:style-name="L11">
        <text:list-item>
          <text:p text:style-name="P122">In general, as long as the loop condition is in the format <text:span text:style-name="Source_Text">i &lt; &lt;arrayName&gt;.Length</text:span> (or, equivalently, <text:span text:style-name="Source_Text">i &lt;= &lt;arrayName&gt;.Length - 1</text:span>), the loop will access each element of the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5Z</meta:creation-date>
    <dc:date>2024-08-15T18:01:45Z</dc:date>
  </office:meta>
</office:document-meta>
</file>